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 Condensed" fo:font-size="24pt" fo:font-weight="bold" officeooo:rsid="000bf28d" officeooo:paragraph-rsid="000bf28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 Condensed" fo:font-size="18pt" fo:font-weight="bold" officeooo:rsid="000bf28d" officeooo:paragraph-rsid="000bf28d" style:font-size-asian="15.75pt" style:font-weight-asian="bold" style:font-size-complex="18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d7593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DejaVu Serif Condensed" fo:font-size="13pt" fo:font-weight="normal" officeooo:rsid="000bf28d" officeooo:paragraph-rsid="000ddf15" style:font-size-asian="13pt" style:font-weight-asian="normal" style:font-size-complex="13pt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DejaVu Serif Condensed" fo:font-size="13pt" fo:font-weight="normal" officeooo:rsid="000bf28d" officeooo:paragraph-rsid="00104781" style:font-size-asian="13pt" style:font-weight-asian="normal" style:font-size-complex="13pt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DejaVu Serif Condensed" fo:font-size="13pt" fo:font-weight="normal" officeooo:rsid="000c308b" officeooo:paragraph-rsid="000ddf15" style:font-size-asian="13pt" style:font-weight-asian="normal" style:font-size-complex="13pt" style:font-weight-complex="normal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DejaVu Serif Condensed" fo:font-size="13pt" fo:font-weight="normal" officeooo:rsid="000f676e" officeooo:paragraph-rsid="000f676e" style:font-size-asian="13pt" style:font-weight-asian="normal" style:font-size-complex="13pt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DejaVu Serif Condensed" fo:font-size="13pt" fo:font-weight="normal" officeooo:rsid="000f676e" officeooo:paragraph-rsid="00104781" style:font-size-asian="13pt" style:font-weight-asian="normal" style:font-size-complex="13pt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DejaVu Serif Condensed" fo:font-size="13pt" fo:font-weight="normal" officeooo:rsid="000f676e" officeooo:paragraph-rsid="0011b88c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DejaVu Serif Condensed" fo:font-size="13pt" fo:font-weight="normal" officeooo:rsid="000f676e" officeooo:paragraph-rsid="0011b88c" style:font-size-asian="13pt" style:font-weight-asian="normal" style:font-size-complex="13pt" style:font-weight-complex="normal"/>
    </style:style>
    <style:style style:name="P11" style:family="paragraph" style:parent-style-name="Text_20_body" style:list-style-name="L1">
      <style:text-properties style:font-name="DejaVu Serif Condensed" fo:font-size="13pt" officeooo:paragraph-rsid="00104781" style:font-size-asian="13pt" style:font-size-complex="13pt"/>
    </style:style>
    <style:style style:name="P12" style:family="paragraph" style:parent-style-name="Text_20_body">
      <style:text-properties fo:font-size="12pt" officeooo:paragraph-rsid="00104781" style:font-size-asian="10.5pt" style:font-size-complex="12pt"/>
    </style:style>
    <style:style style:name="P13" style:family="paragraph" style:parent-style-name="Heading_20_2">
      <style:text-properties officeooo:paragraph-rsid="00104781"/>
    </style:style>
    <style:style style:name="P14" style:family="paragraph" style:parent-style-name="Heading_20_2">
      <style:text-properties style:font-name="DejaVu Serif Condensed" fo:font-size="13pt" officeooo:paragraph-rsid="00104781" style:font-size-asian="13pt" style:font-size-complex="13pt"/>
    </style:style>
    <style:style style:name="P15" style:family="paragraph" style:parent-style-name="Heading_20_2">
      <style:text-properties style:font-name="DejaVu Serif Condensed" fo:font-size="13pt" style:text-underline-style="none" officeooo:paragraph-rsid="00104781" fo:background-color="transparent" style:font-size-asian="13pt" style:font-size-complex="13pt"/>
    </style:style>
    <style:style style:name="P16" style:family="paragraph" style:parent-style-name="Heading_20_2">
      <style:text-properties fo:color="#000000" fo:font-size="18pt" style:text-underline-style="solid" style:text-underline-width="auto" style:text-underline-color="#000000" officeooo:paragraph-rsid="00104781" style:font-size-asian="18pt" style:font-size-complex="18pt"/>
    </style:style>
    <style:style style:name="P17" style:family="paragraph" style:parent-style-name="Heading_20_2">
      <style:text-properties fo:font-size="18pt" style:text-underline-style="solid" style:text-underline-width="auto" style:text-underline-color="#000000" officeooo:paragraph-rsid="00104781" style:font-size-asian="18pt" style:font-size-complex="18pt"/>
    </style:style>
    <style:style style:name="P18" style:family="paragraph" style:parent-style-name="Heading_20_2">
      <style:text-properties fo:font-size="13pt" officeooo:paragraph-rsid="00104781" style:font-size-asian="13pt" style:font-size-complex="13pt"/>
    </style:style>
    <style:style style:name="T1" style:family="text">
      <style:text-properties style:text-underline-style="solid" style:text-underline-width="auto" style:text-underline-color="font-color" fo:font-weight="bold" officeooo:rsid="000bf28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d759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d9df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ddf1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aded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officeooo:rsid="001aded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0bf28d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aded0" style:font-weight-asian="normal" style:font-weight-complex="normal"/>
    </style:style>
    <style:style style:name="T11" style:family="text">
      <style:text-properties style:text-underline-style="none" fo:font-weight="normal" officeooo:rsid="000bf28d" style:font-weight-asian="normal" style:font-weight-complex="normal"/>
    </style:style>
    <style:style style:name="T12" style:family="text">
      <style:text-properties style:text-underline-style="none" fo:font-weight="normal" officeooo:rsid="000d7593" style:font-weight-asian="normal" style:font-weight-complex="normal"/>
    </style:style>
    <style:style style:name="T13" style:family="text">
      <style:text-properties fo:font-weight="bold" officeooo:rsid="000bf28d" style:font-weight-asian="bold" style:font-weight-complex="bold"/>
    </style:style>
    <style:style style:name="T14" style:family="text">
      <style:text-properties officeooo:rsid="000ddf15"/>
    </style:style>
    <style:style style:name="T15" style:family="text">
      <style:text-properties style:font-name="DejaVu Serif Condensed" fo:font-size="15pt" fo:font-weight="normal" officeooo:rsid="001aded0" style:font-size-asian="15pt" style:font-weight-asian="normal" style:font-size-complex="15pt" style:font-weight-complex="normal"/>
    </style:style>
    <style:style style:name="T16" style:family="text">
      <style:text-properties style:font-name="DejaVu Serif Condensed" fo:font-size="15pt" fo:font-weight="normal" officeooo:rsid="000bf28d" style:font-size-asian="15pt" style:font-weight-asian="normal" style:font-size-complex="15pt" style:font-weight-complex="normal"/>
    </style:style>
    <style:style style:name="T17" style:family="text">
      <style:text-properties style:font-name="DejaVu Serif Condensed" fo:font-size="15pt" style:text-underline-style="solid" style:text-underline-width="auto" style:text-underline-color="font-color" fo:font-weight="bold" officeooo:rsid="000bf28d" style:font-size-asian="15pt" style:font-weight-asian="bold" style:font-size-complex="15pt" style:font-weight-complex="bold"/>
    </style:style>
    <style:style style:name="T18" style:family="text">
      <style:text-properties style:font-name="DejaVu Serif Condensed" fo:font-size="15pt" style:text-underline-style="solid" style:text-underline-width="auto" style:text-underline-color="font-color" fo:font-weight="bold" officeooo:rsid="001aded0" style:font-size-asian="15pt" style:font-weight-asian="bold" style:font-size-complex="15pt" style:font-weight-complex="bold"/>
    </style:style>
    <style:style style:name="T19" style:family="text">
      <style:text-properties style:font-name="DejaVu Serif Condensed" fo:font-size="15pt" style:text-underline-style="solid" style:text-underline-width="auto" style:text-underline-color="font-color" fo:font-weight="bold" officeooo:rsid="000d9df5" style:font-size-asian="15pt" style:font-weight-asian="bold" style:font-size-complex="15pt" style:font-weight-complex="bold"/>
    </style:style>
    <style:style style:name="T20" style:family="text">
      <style:text-properties style:font-name="DejaVu Serif Condensed" fo:font-size="15pt" fo:font-weight="bold" officeooo:rsid="000bf28d" style:font-size-asian="15pt" style:font-weight-asian="bold" style:font-size-complex="15pt" style:font-weight-complex="bold"/>
    </style:style>
    <style:style style:name="T21" style:family="text">
      <style:text-properties style:font-name="DejaVu Serif Condensed" fo:font-weight="bold" officeooo:rsid="000bf28d" style:font-weight-asian="bold" style:font-weight-complex="bold"/>
    </style:style>
    <style:style style:name="T22" style:family="text">
      <style:text-properties style:font-name="DejaVu Serif Condensed" fo:font-weight="bold" officeooo:rsid="000bf28d" fo:background-color="transparent" loext:char-shading-value="0" style:font-weight-asian="bold" style:font-weight-complex="bold"/>
    </style:style>
    <style:style style:name="T23" style:family="text">
      <style:text-properties style:font-name="DejaVu Serif Condensed" style:text-underline-style="solid" style:text-underline-width="auto" style:text-underline-color="font-color" fo:font-weight="bold" officeooo:rsid="000ddf15" style:font-weight-asian="bold" style:font-weight-complex="bold"/>
    </style:style>
    <style:style style:name="T24" style:family="text">
      <style:text-properties style:font-name="DejaVu Serif Condensed" style:text-underline-style="solid" style:text-underline-width="auto" style:text-underline-color="font-color" fo:font-weight="bold" officeooo:rsid="000d7593" style:font-weight-asian="bold" style:font-weight-complex="bold"/>
    </style:style>
    <style:style style:name="T25" style:family="text">
      <style:text-properties style:font-name="DejaVu Serif Condensed" style:text-underline-style="solid" style:text-underline-width="auto" style:text-underline-color="font-color" fo:font-weight="bold" officeooo:rsid="000bf28d" style:font-weight-asian="bold" style:font-weight-complex="bold"/>
    </style:style>
    <style:style style:name="T26" style:family="text">
      <style:text-properties style:font-name="DejaVu Serif Condensed" style:text-underline-style="solid" style:text-underline-width="auto" style:text-underline-color="font-color" fo:font-weight="bold" officeooo:rsid="001aded0" style:font-weight-asian="bold" style:font-weight-complex="bold"/>
    </style:style>
    <style:style style:name="T27" style:family="text">
      <style:text-properties style:font-name="DejaVu Serif Condensed" style:text-underline-style="solid" style:text-underline-width="auto" style:text-underline-color="font-color" fo:font-weight="bold" officeooo:rsid="000d9df5" style:font-weight-asian="bold" style:font-weight-complex="bold"/>
    </style:style>
    <style:style style:name="T28" style:family="text">
      <style:text-properties style:font-name="DejaVu Serif Condensed" fo:font-weight="normal" officeooo:rsid="001aded0" style:font-weight-asian="normal" style:font-weight-complex="normal"/>
    </style:style>
    <style:style style:name="T29" style:family="text">
      <style:text-properties style:font-name="DejaVu Serif Condensed" fo:font-weight="normal" officeooo:rsid="000bf28d" style:font-weight-asian="normal" style:font-weight-complex="normal"/>
    </style:style>
    <style:style style:name="T30" style:family="text">
      <style:text-properties officeooo:rsid="000f676e"/>
    </style:style>
    <style:style style:name="T31" style:family="text">
      <style:text-properties style:font-name="DejaVu Serif Condensed"/>
    </style:style>
    <style:style style:name="T32" style:family="text">
      <style:text-properties style:font-name="DejaVu Serif Condensed" fo:font-size="14pt" style:text-underline-style="none" fo:font-weight="bold" officeooo:rsid="000bf28d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style:font-name="DejaVu Serif Condensed" fo:font-size="14pt" style:text-underline-style="none" fo:font-weight="normal" officeooo:rsid="000bf28d" fo:background-color="transparent" loext:char-shading-value="0" style:font-size-asian="14pt" style:font-weight-asian="normal" style:font-size-complex="14pt" style:font-weight-complex="normal"/>
    </style:style>
    <style:style style:name="T34" style:family="text">
      <style:text-properties style:font-name="DejaVu Serif Condensed" fo:font-size="13pt" fo:font-weight="normal" officeooo:rsid="000ddf15" style:font-size-asian="13pt" style:font-weight-asian="normal" style:font-size-complex="13pt" style:font-weight-complex="normal"/>
    </style:style>
    <style:style style:name="T35" style:family="text">
      <style:text-properties style:font-name="DejaVu Serif Condensed" fo:font-size="13pt" style:text-underline-style="none" fo:background-color="transparent" loext:char-shading-value="0" style:font-size-asian="13pt" style:font-size-complex="13pt"/>
    </style:style>
    <style:style style:name="T36" style:family="text">
      <style:text-properties style:font-name="DejaVu Serif Condensed" fo:font-size="13pt" style:text-underline-style="none" fo:font-weight="normal" fo:background-color="transparent" loext:char-shading-value="0" style:font-size-asian="13pt" style:font-weight-asian="normal" style:font-size-complex="13pt" style:font-weight-complex="normal"/>
    </style:style>
    <style:style style:name="T37" style:family="text">
      <style:text-properties style:font-name="DejaVu Serif Condensed" style:text-underline-style="none" fo:font-weight="normal" officeooo:rsid="000bf28d" fo:background-color="transparent" loext:char-shading-value="0" style:font-weight-asian="normal" style:font-weight-complex="normal"/>
    </style:style>
    <style:style style:name="T38" style:family="text">
      <style:text-properties style:font-name="DejaVu Serif Condensed" style:text-underline-style="none" fo:font-weight="bold" officeooo:rsid="000bf28d" fo:background-color="transparent" loext:char-shading-value="0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bf28d" style:font-weight-asian="normal" style:font-weight-complex="normal"/>
    </style:style>
    <style:style style:name="T41" style:family="text">
      <style:text-properties fo:font-weight="normal" officeooo:rsid="001aded0" style:font-weight-asian="normal" style:font-weight-complex="normal"/>
    </style:style>
    <style:style style:name="T42" style:family="text">
      <style:text-properties style:text-underline-style="none" fo:font-weight="normal" officeooo:rsid="000bf28d" style:font-weight-asian="normal" style:font-weight-complex="normal"/>
    </style:style>
    <style:style style:name="T43" style:family="text">
      <style:text-properties style:text-underline-style="none" fo:font-weight="bold" officeooo:rsid="000bf28d" style:font-weight-asian="bold" style:font-weight-complex="bold"/>
    </style:style>
    <style:style style:name="T44" style:family="text">
      <style:text-properties officeooo:rsid="000c308b"/>
    </style:style>
    <style:style style:name="T45" style:family="text">
      <style:text-properties officeooo:rsid="00161277"/>
    </style:style>
    <style:style style:name="T46" style:family="text">
      <style:text-properties fo:language="zxx" fo:country="none" style:text-underline-style="solid" style:text-underline-width="auto" style:text-underline-color="font-color" fo:font-weight="bold" officeooo:rsid="00161277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partion des Tâches</text:p>
      <text:p text:style-name="P2"/>
      <text:h text:style-name="P16" text:outline-level="2"><text:span text:style-name="T31">Répartition des tâches à réaliser :</text:span></text:h>
      <text:h text:style-name="P13" text:outline-level="2" text:is-list-header="true"><text:span text:style-name="T35">Etudiant 1 : </text:span><text:span text:style-name="T36">Thomas Duditlieux</text:span></text:h>
      <text:h text:style-name="P15" text:outline-level="2" text:is-list-header="true">Etudiant 2 : <text:span text:style-name="T39">Valentin Pillon</text:span></text:h>
      <text:h text:style-name="P15" text:outline-level="2" text:is-list-header="true">Etudiant 3 : <text:span text:style-name="T39">Guillaume Vidal</text:span></text:h>
      <text:h text:style-name="P15" text:outline-level="2" text:is-list-header="true">Etudiant 4 : <text:span text:style-name="T39">Vincent Claveau</text:span></text:h>
      <text:h text:style-name="P18" text:outline-level="2" text:is-list-header="true"><text:span text:style-name="T38">Etudiant 5 : </text:span><text:span text:style-name="T37">Malko Carreras</text:span></text:h>
      <text:p text:style-name="P12"><text:span text:style-name="T37"/></text:p>
      <text:h text:style-name="P17" text:outline-level="2"><text:span text:style-name="T22">Tâches à réaliser :</text:span></text:h>
      <text:h text:style-name="P14" text:outline-level="2" text:is-list-header="true"><text:span text:style-name="T1">Vue 360°</text:span><text:span text:style-name="T5">:</text:span><text:span text:style-name="T10"> </text:span><text:span text:style-name="T11">t</text:span><text:span text:style-name="T11">ransformation des photos 360° en vue 3D avec three.js (FrameWork)</text:span></text:h>
      <text:h text:style-name="P14" text:outline-level="2" text:is-list-header="true"><text:span text:style-name="T3">Système d'a</text:span><text:span text:style-name="T1">uthentification:</text:span><text:span text:style-name="T43"> </text:span><text:span text:style-name="T11">connexion des utilisateurs sur l'application Web</text:span></text:h>
      <text:list xml:id="list3430727646" text:style-name="L1">
        <text:list-item>
          <text:list>
            <text:list-item>
              <text:p text:style-name="P4">Orienté Objet – Connexion/ Inscription</text:p>
            </text:list-item>
            <text:list-item>
              <text:p text:style-name="P5">PHP – Session</text:p>
              <text:p text:style-name="P5"/>
            </text:list-item>
          </text:list>
          <text:p text:style-name="P5"><text:span text:style-name="T2">Vue:</text:span></text:p>
          <text:list text:continue-numbering="true">
            <text:list-item>
              <text:p text:style-name="P11">Architecture MCV : View</text:p>
              <text:p text:style-name="P11"/>
            </text:list-item>
          </text:list>
          <text:p text:style-name="P11"><text:span text:style-name="T4">Modèles </text:span><text:span text:style-name="T2">:</text:span></text:p>
          <text:list text:continue-numbering="true">
            <text:list-item>
              <text:p text:style-name="P6">Architecture MCV : Modèle/ClassUse<text:span text:style-name="T14">r</text:span></text:p>
            </text:list-item>
            <text:list-item>
              <text:p text:style-name="P6">Architecture MCV : Modèle/ClassAdmin<text:tab/></text:p>
            </text:list-item>
            <text:list-item>
              <text:p text:style-name="P6">Architecture MCV : Modèle/Class<text:span text:style-name="T30">Visite</text:span></text:p>
            </text:list-item>
            <text:list-item>
              <text:p text:style-name="P7">Architecture MCV : Modèle/ClassRoom</text:p>
            </text:list-item>
            <text:list-item>
              <text:p text:style-name="P8">Architecture MCV : Modèle/ClassEdition <text:s/>???</text:p>
            </text:list-item>
            <text:list-item>
              <text:p text:style-name="P9"><text:span text:style-name="T44">Architecture MCV : Modèle/ClassSearch</text:span></text:p>
            </text:list-item>
          </text:list>
        </text:list-item>
      </text:list>
      <text:p text:style-name="P10"><text:tab/><text:span text:style-name="T46">Contrôleur </text:span></text:p>
      <text:list xml:id="list162701257818363" text:continue-numbering="true" text:style-name="L1">
        <text:list-item>
          <text:list>
            <text:list-header>
              <text:p text:style-name="P9"/>
            </text:list-header>
          </text:list>
          <text:p text:style-name="P9"><text:span text:style-name="T2">Gestion base de donnée :</text:span></text:p>
          <text:list text:continue-numbering="true">
            <text:list-item>
              <text:p text:style-name="P3"><text:soft-page-break/><text:span text:style-name="T34">MySQL : Sauvegarde – Enregistrement/Chargemen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23cm" fo:margin-bottom="0.212cm" loext:contextual-spacing="false" fo:background-color="transparent" style:shadow="none" style:writing-mode="page">
        <style:tab-stops/>
      </style:paragraph-properties>
      <style:text-properties style:font-name="Calibri" fo:font-family="Calibri" style:font-style-name="Gras" style:font-family-generic="swiss" style:font-pitch="variable" fo:font-size="130%" fo:font-weight="bold" fo:background-color="#2bd0d2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style:font-name="Calibri" fo:font-family="Calibri" style:font-style-name="Gras" style:font-family-generic="swiss" style:font-pitch="variable" fo:font-size="145%" style:text-underline-style="solid" style:text-underline-width="auto" style:text-underline-color="#ff000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11S</meta:editing-duration>
    <meta:editing-cycles>16</meta:editing-cycles>
    <meta:generator>LibreOffice/5.3.5.2$Windows_x86 LibreOffice_project/50d9bf2b0a79cdb85a3814b592608037a682059d</meta:generator>
    <dc:date>2018-01-22T16:26:59.849000000</dc:date>
    <meta:document-statistic meta:table-count="0" meta:image-count="0" meta:object-count="0" meta:page-count="2" meta:paragraph-count="27" meta:word-count="124" meta:character-count="781" meta:non-whitespace-character-count="692"/>
    <meta:user-defined meta:name="Info 1"/>
    <meta:user-defined meta:name="Info 2"/>
    <meta:user-defined meta:name="Info 3"/>
    <meta:user-defined meta:name="Info 4"/>
  </office:meta>
</office:document-meta>
</file>